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erenceValueEncoder.decodeReference( String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ReferenceValueEncoder.decodeKey( String 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ReferenceValueEncoder.encodeKeyAndReference( String key ,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